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" style:parent-style-name="Normal" style:family="paragraph">
      <style:text-properties fo:font-size="10pt" style:font-size-asian="10pt" style:font-size-complex="10pt"/>
    </style:style>
    <style:style style:name="P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P10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FAQ:</text:p>
      <text:p text:style-name="P2">Why is this package separate from PalmettoBUG?</text:p>
      <text:p text:style-name="P3">This is because of licensing / legal reasons: GPL-3 (PalmettoBUG license) does not play nice with anything that imposes restrictions on the user of the software, but the DeepCell / Mesmer model (and possibly many Cellpose models) has a non-commercial use only restriction. So this separate package was created to interact with those models and when PalmettoBUG launches isoSegDenoise, it is actually starting a separate computer process.</text:p>
      <text:p text:style-name="P4">How to cite?</text:p>
      <text:p text:style-name="Normal"><text:span text:style-name="T5">If you use this package in your work, please cite the PalmettoBUG paper<text:s/></text:span><text:span text:style-name="T6">(add link and BibText</text:span><text:span text:style-name="T7"><text:s/>once in preprint</text:span><text:span text:style-name="T8">!!)</text:span><text:span text:style-name="T9"><text:s/>or this package’s github repository.<text:s/></text:span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iello, Benjamin</meta:initial-creator>
    <dc:creator>Caiello, Benjamin</dc:creator>
    <meta:creation-date>2025-03-07T21:19:00Z</meta:creation-date>
    <dc:date>2025-03-07T21:19:00Z</dc:date>
    <meta:template xlink:href="Normal.dotm" xlink:type="simple"/>
    <meta:editing-cycles>2</meta:editing-cycles>
    <meta:editing-duration>PT0S</meta:editing-duration>
    <meta:document-statistic meta:page-count="1" meta:paragraph-count="1" meta:word-count="97" meta:character-count="655" meta:row-count="4" meta:non-whitespace-character-count="559"/>
  </office:meta>
</office:document-meta>
</file>